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use-window-font-color="true" style:font-name="Times New Roman" fo:language="en" fo:country="US" style:font-name-asian="宋体" style:font-name-complex="Times New Roman" style:language-complex="en" style:country-complex="US"/>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Standard">
      <style:text-properties fo:color="#000000" style:font-name="Times New Roman" style:font-name-asian="Courier1" style:font-name-complex="Courier1"/>
    </style:style>
    <style:style style:name="P12" style:family="paragraph" style:parent-style-name="Standard">
      <style:text-properties fo:color="#000000" style:font-name="Times New Roman" fo:font-size="12pt" style:font-name-asian="Courier1" style:font-size-asian="12pt" style:font-name-complex="Courier1" style:font-size-complex="12pt"/>
    </style:style>
    <style:style style:name="P13" style:family="paragraph" style:parent-style-name="Standard">
      <style:text-properties fo:color="#000000" style:font-name-asian="Courier1" style:font-name-complex="Courier1"/>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Cambria1" fo:font-size="12pt" style:font-name-asian="Cambria1" style:font-size-asian="12pt" style:font-name-complex="Cambria1" style:font-size-complex="12pt"/>
    </style:style>
    <style:style style:name="P17"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8"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9" style:family="paragraph" style:parent-style-name="code">
      <style:text-properties style:font-name="Cambria" fo:font-size="12pt" style:font-size-asian="12pt" style:font-name-complex="Cambria" style:font-size-complex="12pt"/>
    </style:style>
    <style:style style:name="P20" style:family="paragraph" style:parent-style-name="code">
      <style:text-properties fo:font-weight="bold" style:font-weight-asian="bold"/>
    </style:style>
    <style:style style:name="P21" style:family="paragraph" style:parent-style-name="code">
      <style:text-properties style:language-asian="zh" style:country-asian="CN"/>
    </style:style>
    <style:style style:name="P22" style:family="paragraph" style:parent-style-name="code">
      <style:text-properties fo:color="#000000" style:font-name="Helv" fo:font-size="10pt" style:font-name-asian="Helv" style:font-size-asian="10pt" style:font-name-complex="Helv" style:font-size-complex="10pt"/>
    </style:style>
    <style:style style:name="P23"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6"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7"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3"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4"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5"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36"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7"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38"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9"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0" style:family="paragraph" style:parent-style-name="Contents_20_3">
      <style:paragraph-properties>
        <style:tab-stops>
          <style:tab-stop style:position="5.6071in" style:type="right" style:leader-style="dotted" style:leader-text="."/>
        </style:tab-stops>
      </style:paragraph-properties>
    </style:style>
    <style:style style:name="P41" style:family="paragraph" style:parent-style-name="Contents_20_2">
      <style:paragraph-properties>
        <style:tab-stops>
          <style:tab-stop style:position="5.8035in" style:type="right" style:leader-style="dotted" style:leader-text="."/>
        </style:tab-stops>
      </style:paragraph-properties>
    </style:style>
    <style:style style:name="P42" style:family="paragraph" style:parent-style-name="Contents_20_1">
      <style:paragraph-properties>
        <style:tab-stops>
          <style:tab-stop style:position="6in" style:type="right" style:leader-style="dotted" style:leader-text="."/>
        </style:tab-stops>
      </style:paragraph-properties>
    </style:style>
    <style:style style:name="P43" style:family="paragraph" style:parent-style-name="code" style:list-style-name="L5"/>
    <style:style style:name="P44"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5"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6" style:family="paragraph" style:parent-style-name="Heading_20_2">
      <style:paragraph-properties fo:margin-left="0in" fo:margin-right="0in" fo:text-indent="0in" style:auto-text-indent="false"/>
    </style:style>
    <style:style style:name="P47" style:family="paragraph" style:parent-style-name="Heading" style:master-page-name="Standard">
      <style:paragraph-properties style:page-number="auto"/>
    </style:style>
    <style:style style:name="P48" style:family="paragraph" style:parent-style-name="List_20_Paragraph" style:list-style-name="WW8Num4">
      <style:paragraph-properties fo:margin-left="0in" fo:margin-right="0in" fo:text-indent="0in" style:auto-text-indent="false"/>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8"/>
    <style:style style:name="P56" style:family="paragraph" style:parent-style-name="Standard" style:list-style-name="L8">
      <style:text-properties style:font-name="Courier New" fo:font-size="10pt" style:font-size-asian="10pt" style:font-size-complex="10pt"/>
    </style:style>
    <style:style style:name="P57" style:family="paragraph" style:parent-style-name="Standard" style:list-style-name="L8">
      <style:text-properties style:font-name="Times New Roman" fo:font-size="12pt" style:font-size-asian="12pt" style:font-size-complex="12pt"/>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color="#000000" style:font-name="Times New Roman" fo:font-size="12pt" style:font-name-asian="Courier1" style:font-size-asian="12pt" style:font-name-complex="Courier1" style:font-size-complex="12pt"/>
    </style:style>
    <style:style style:name="T16" style:family="text">
      <style:text-properties fo:font-size="12pt" style:font-size-asian="12pt" style:font-size-complex="12pt"/>
    </style:style>
    <style:style style:name="T17" style:family="text">
      <style:text-properties fo:color="#000080"/>
    </style:style>
    <style:style style:name="T18" style:family="text">
      <style:text-properties fo:font-style="normal" fo:font-weight="bold" style:font-style-asian="italic" style:font-style-complex="italic"/>
    </style:style>
    <style:style style:name="T19" style:family="text">
      <style:text-properties fo:font-style="normal" fo:font-weight="bold" style:font-style-asian="italic" style:font-weight-asian="bold" style:font-style-complex="italic"/>
    </style:style>
    <style:style style:name="T20" style:family="text">
      <style:text-properties style:font-name="Times New Roman"/>
    </style:style>
    <style:style style:name="T21"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CAT Statelite Cookbook</text:p>
      <text:p text:style-name="Standard"><text:span text:style-name="Internet_20_link"/></text:p>
      <text:p text:style-name="Standard"><text:date style:data-style-name="N37" text:date-value="2010-09-09T16:12:50.90">09/09/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2780_756506716" text:style-name="Internet_20_link" text:visited-style-name="Internet_20_link">1</text:a>Introduction<text:tab/>2</text:p>
          <text:p text:style-name="P41"><text:a xlink:type="simple" xlink:href="#__RefHeading__2782_756506716" text:style-name="Internet_20_link" text:visited-style-name="Internet_20_link">1.1</text:a>Limitations<text:tab/>3</text:p>
          <text:p text:style-name="P42"><text:a xlink:type="simple" xlink:href="#__RefHeading__2784_756506716" text:style-name="Internet_20_link" text:visited-style-name="Internet_20_link">2</text:a>Configuring Statelite <text:tab/>3</text:p>
          <text:p text:style-name="P41"><text:a xlink:type="simple" xlink:href="#__RefHeading__2786_756506716" text:style-name="Internet_20_link" text:visited-style-name="Internet_20_link">2.1</text:a>Make The Main Image Read-only<text:tab/>3</text:p>
          <text:p text:style-name="P41"><text:a xlink:type="simple" xlink:href="#__RefHeading__2788_756506716" text:style-name="Internet_20_link" text:visited-style-name="Internet_20_link">2.2</text:a>litefile table<text:tab/>4</text:p>
          <text:p text:style-name="P40"><text:a xlink:type="simple" xlink:href="#__RefHeading__1385_2058975812" text:style-name="Internet_20_link" text:visited-style-name="Internet_20_link">2.2.1 Sample Data for a RedHat statelite setup. </text:a><text:tab/>4</text:p>
          <text:p text:style-name="P40"><text:a xlink:type="simple" xlink:href="#__RefHeading__1387_2058975812" text:style-name="Internet_20_link" text:visited-style-name="Internet_20_link">2.2.2 Sample Data for Redhat6 statelite setup</text:a><text:tab/>5</text:p>
          <text:p text:style-name="P40"><text:a xlink:type="simple" xlink:href="#__RefHeading__1603_2147377698" text:style-name="Internet_20_link" text:visited-style-name="Internet_20_link">2.2.3 Sample Data for SLES11 statelite setup</text:a><text:tab/>5</text:p>
          <text:p text:style-name="P40"><text:a xlink:type="simple" xlink:href="#__RefHeading__1491_1304263579" text:style-name="Internet_20_link" text:visited-style-name="Internet_20_link">2.2.3 “/etc/resolv.conf”</text:a><text:tab/>6</text:p>
          <text:p text:style-name="P41"><text:a xlink:type="simple" xlink:href="#__RefHeading__1307_1545497710" text:style-name="Internet_20_link" text:visited-style-name="Internet_20_link">2.3</text:a>litetree table<text:tab/>7</text:p>
          <text:p text:style-name="P41"><text:a xlink:type="simple" xlink:href="#__RefHeading__1309_1545497710" text:style-name="Internet_20_link" text:visited-style-name="Internet_20_link">2.4</text:a>statelite table<text:tab/>7</text:p>
          <text:p text:style-name="P41"><text:a xlink:type="simple" xlink:href="#__RefHeading__2794_756506716" text:style-name="Internet_20_link" text:visited-style-name="Internet_20_link">2.5</text:a>Policy<text:tab/>7</text:p>
          <text:p text:style-name="P41"><text:a xlink:type="simple" xlink:href="#__RefHeading__2796_756506716" text:style-name="Internet_20_link" text:visited-style-name="Internet_20_link">2.6</text:a>Add Linux Distro Packages<text:tab/>8</text:p>
          <text:p text:style-name="P41"><text:a xlink:type="simple" xlink:href="#__RefHeading__2798_756506716" text:style-name="Internet_20_link" text:visited-style-name="Internet_20_link">2.7</text:a>Add Third-Party Software<text:tab/>8</text:p>
          <text:p text:style-name="P41"><text:a xlink:type="simple" xlink:href="#__RefHeading__2800_756506716" text:style-name="Internet_20_link" text:visited-style-name="Internet_20_link">2.8</text:a>Create Statelite Image<text:tab/>9</text:p>
          <text:p text:style-name="P40"><text:a xlink:type="simple" xlink:href="#__RefHeading__1389_2058975812" text:style-name="Internet_20_link" text:visited-style-name="Internet_20_link">The postinstall file</text:a><text:tab/>9</text:p>
          <text:p text:style-name="P40"><text:a xlink:type="simple" xlink:href="#__RefHeading__1391_2058975812" text:style-name="Internet_20_link" text:visited-style-name="Internet_20_link">The genimage Command</text:a><text:tab/>10</text:p>
          <text:p text:style-name="P41"><text:a xlink:type="simple" xlink:href="#__RefHeading__2806_7565067161" text:style-name="Internet_20_link" text:visited-style-name="Internet_20_link">2.9</text:a>Setting up Post install scripts for statelite<text:tab/>11</text:p>
          <text:p text:style-name="P41"><text:a xlink:type="simple" xlink:href="#__RefHeading__2806_756506716" text:style-name="Internet_20_link" text:visited-style-name="Internet_20_link">2.10</text:a> Modify statelite image<text:tab/>11</text:p>
          <text:p text:style-name="P41"><text:a xlink:type="simple" xlink:href="#__RefHeading__2808_756506716" text:style-name="Internet_20_link" text:visited-style-name="Internet_20_link">2.11</text:a> Run liteimg command<text:tab/>12</text:p>
          <text:p text:style-name="P41"><text:a xlink:type="simple" xlink:href="#__RefHeading__2810_756506716" text:style-name="Internet_20_link" text:visited-style-name="Internet_20_link">2.12</text:a> Set the boot state to “statelite”<text:tab/>12</text:p>
          <text:p text:style-name="P41"><text:a xlink:type="simple" xlink:href="#__RefHeading__2812_756506716" text:style-name="Internet_20_link" text:visited-style-name="Internet_20_link">2.13</text:a> Install the Node<text:tab/>13</text:p>
          <text:p text:style-name="P42"><text:a xlink:type="simple" xlink:href="#__RefHeading__2814_756506716" text:style-name="Internet_20_link" text:visited-style-name="Internet_20_link">3</text:a>Commands<text:tab/>13</text:p>
          <text:p text:style-name="P42"><text:a xlink:type="simple" xlink:href="#__RefHeading__2816_756506716" text:style-name="Internet_20_link" text:visited-style-name="Internet_20_link">4</text:a>Statelite Directory Structure<text:tab/>14</text:p>
          <text:p text:style-name="P41"><text:a xlink:type="simple" xlink:href="#__RefHeading__2818_756506716" text:style-name="Internet_20_link" text:visited-style-name="Internet_20_link">4.1</text:a> The noderes Table<text:tab/>14</text:p>
          <text:p text:style-name="P42"><text:a xlink:type="simple" xlink:href="#__RefHeading__2820_756506716" text:style-name="Internet_20_link" text:visited-style-name="Internet_20_link">5</text:a>Adding/updating software and files for the running nodes<text:tab/>14</text:p>
          <text:p text:style-name="P42"><text:a xlink:type="simple" xlink:href="#__RefHeading__2822_756506716" text:style-name="Internet_20_link" text:visited-style-name="Internet_20_link">6</text:a>Hierarchy Support <text:tab/>15</text:p>
          <text:p text:style-name="P41"><text:a xlink:type="simple" xlink:href="#__RefHeading__2824_756506716" text:style-name="Internet_20_link" text:visited-style-name="Internet_20_link">6.1</text:a>Setup the diskfull service node<text:tab/>15</text:p>
          <text:p text:style-name="P41"><text:a xlink:type="simple" xlink:href="#__RefHeading__2826_756506716" text:style-name="Internet_20_link" text:visited-style-name="Internet_20_link">6.2</text:a>Generate the statelite image<text:tab/>15</text:p>
          <text:p text:style-name="P41"><text:a xlink:type="simple" xlink:href="#__RefHeading__2828_756506716" text:style-name="Internet_20_link" text:visited-style-name="Internet_20_link">6.3</text:a>Sync the “/install” directory<text:tab/>15</text:p>
          <text:p text:style-name="P41"><text:a xlink:type="simple" xlink:href="#__RefHeading__2830_756506716" text:style-name="Internet_20_link" text:visited-style-name="Internet_20_link">6.4</text:a>Set the boot state to “statelite”<text:tab/>15</text:p>
          <text:p text:style-name="P41"><text:a xlink:type="simple" xlink:href="#__RefHeading__2832_756506716" text:style-name="Internet_20_link" text:visited-style-name="Internet_20_link">6.5</text:a>Install the Node<text:tab/>15</text:p>
          <text:p text:style-name="P42"><text:soft-page-break/><text:a xlink:type="simple" xlink:href="#__RefHeading__2834_7565067161" text:style-name="Internet_20_link" text:visited-style-name="Internet_20_link">7</text:a>Advanced Statelite features<text:tab/>16</text:p>
          <text:p text:style-name="P41"><text:a xlink:type="simple" xlink:href="#__RefHeading__1393_2058975812" text:style-name="Internet_20_link" text:visited-style-name="Internet_20_link">7.1</text:a>litetree table<text:tab/>16</text:p>
          <text:p text:style-name="P41"><text:a xlink:type="simple" xlink:href="#__RefHeading__1313_15454977101" text:style-name="Internet_20_link" text:visited-style-name="Internet_20_link">7.2</text:a>Installing a new Kernel in the statelite image <text:s/>(This <text:s/>is not verified)<text:tab/>17</text:p>
          <text:p text:style-name="P42"><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36244725" text:style-name="L1">
        <text:list-header>
          <text:p text:style-name="P49">1. <text:s/>Some files can be made persistent over reboot. <text:s/>This is useful for license files or database servers where some state is needed. <text:s/>However, you still get the advantage of only having to manage a single image.</text:p>
          <text:p text:style-name="P49"/>
          <text:p text:style-name="P49">2. <text:s/>Changes to hundreds of machines can take place instantly, and automatically, by updating one main image. <text:s/>In most cases, machines do not need to reboot for these changes to take affect. <text:s/></text:p>
          <text:p text:style-name="P49"/>
          <text:p text:style-name="P49">3. <text:s/>Ease of administration by being able to lock down an image. <text:s/>Many parts of the image can be read-only, so no modifications can transpire without updating the central image.</text:p>
          <text:p text:style-name="P49"/>
          <text:p text:style-name="P49">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49"/>
          <text:p text:style-name="P49">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36239690" text:style-name="L2">
        <text:list-item>
          <text:p text:style-name="P50">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50"/>
        </text:list-item>
        <text:list-item>
          <text:p text:style-name="P50">NFS Root can be complex to set up. <text:s/>As more files are created in different places, <text:s/>there are greater chances for failures. <text:s/>This flexibility is also one of the great virtues of Statelite. <text:s/>The image can work in nearly any environment.</text:p>
          <text:p text:style-name="P50"/>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6238053" text:style-name="L3">
        <text:list-item>
          <text:p text:style-name="P51">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51">Statelite is not currently supported on AIX, we are working on the support.</text:p>
        </text:list-item>
        <text:list-item>
          <text:p text:style-name="P51">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0">. See the </text:span><text:span text:style-name="T20"><text:reference-ref text:reference-format="text" text:ref-name="Create Statelite Image">Create Statelite Image</text:reference-ref></text:span><text:span text:style-name="T20">.</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8">Note: It is recommended that you specify at least the files listed below in the litefile table with the sepcified options, because most of these files need to be writeable for the node to boot up successfully. <text:s/></text:span><text:span text:style-name="T19">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P21">"ALL","/etc/syslog.conf",”bind”,,</text:p>
      <text:p text:style-name="P21">"ALL","/etc/syslog.conf.XCATORIG",”bind”,,</text:p>
      <text:p text:style-name="code">"ALL","/etc/ntp.conf",,,</text:p>
      <text:p text:style-name="code">"ALL","/etc/ntp.conf.predhclient",,,</text:p>
      <text:p text:style-name="code">"ALL","/etc/resolv.conf",,,</text:p>
      <text:p text:style-name="code">"ALL","/etc/resolv.conf.predhclient",,,</text:p>
      <text:p text:style-name="code">"ALL","/etc/ssh/",,,</text:p>
      <text:p text:style-name="code">"ALL","/etc/sysconfig/",,,</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text:soft-page-break/>"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P34">“ALL”,”/root/.ssh/”,”bind”,,</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4">#image,file,options,comments,disable</text:p>
      <text:p text:style-name="P23">"ALL","/etc/adjtime",,,</text:p>
      <text:p text:style-name="P23">"ALL","/etc/securetty","bind",,</text:p>
      <text:p text:style-name="P23">"ALL","/etc/lvm/.cache",,,</text:p>
      <text:p text:style-name="P23">"ALL","/etc/mtab",,,</text:p>
      <text:p text:style-name="P23">"ALL","/etc/ntp.conf",,,</text:p>
      <text:p text:style-name="P23">"ALL","/etc/rsyslog.conf","bind",,</text:p>
      <text:p text:style-name="P23">"ALL","/etc/rsyslog.conf.XCATORIG","bind",,</text:p>
      <text:p text:style-name="P23">"ALL","/etc/udev/","bind",,</text:p>
      <text:p text:style-name="P23">"ALL","/etc/ntp.conf.predhclient",,,</text:p>
      <text:p text:style-name="P23">"ALL","/etc/resolv.conf","bind",,</text:p>
      <text:p text:style-name="P23">"ALL","/etc/yp.conf","bind",,</text:p>
      <text:p text:style-name="P23">"ALL","/etc/resolv.conf.predhclient",,,</text:p>
      <text:p text:style-name="P23">"ALL","/etc/sysconfig/",,,</text:p>
      <text:p text:style-name="P23">"ALL","/etc/ssh/",,,</text:p>
      <text:p text:style-name="P23">"ALL","/tmp/",”bind”,,</text:p>
      <text:p text:style-name="P23">"ALL","/var/",”bind”,,</text:p>
      <text:p text:style-name="P23">"ALL","/opt/xcat/",,,</text:p>
      <text:p text:style-name="P23">"ALL","/xcatpost/",,,</text:p>
      <text:p text:style-name="P23">"ALL","/root/.ssh/","bind",,</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text:soft-page-break/>"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6">Currently, “/etc/resolv.conf” can't be set up correctly by default. </text:p>
      <text:p text:style-name="P16">We have two solutions:</text:p>
      <text:p text:style-name="P17">1) Edit the “/.default/etc/resolv.conf” file in the statelite image</text:p>
      <text:p text:style-name="P17">Make sure you know the domain and nameserver for all the statelite nodes,</text:p>
      <text:p text:style-name="P17">then edit the file “.default/etc/resolv.conf” in the statelite image like this:</text:p>
      <text:p text:style-name="P33">search &lt;DOMAIN&gt;</text:p>
      <text:p text:style-name="P33">nameserver &lt;NAMESERVER&gt;</text:p>
      <text:p text:style-name="P17">Replace &lt;DOMAIN&gt; with the domain for all the statelite nodes.</text:p>
      <text:p text:style-name="P17">Replace &lt;NAMESERVER&gt; with the nameserver for all the statelite nodes.</text:p>
      <text:p text:style-name="P17"/>
      <text:p text:style-name="P17">Or you can:</text:p>
      <text:p text:style-name="P17">2) Put one working “/etc/resolv.conf” file to one NFS directory, then, add the</text:p>
      <text:p text:style-name="P17">NFS directory to the “litetree” table. For example, create one directory named</text:p>
      <text:p text:style-name="P17">“/lite/tree/”, and export it as one NFS directory on your MN; then, put one</text:p>
      <text:p text:style-name="P17">working “/etc/resolv.conf” into “/lite/tree”. Finally, add one entry to the</text:p>
      <text:p text:style-name="P17">“litetree” table like this:</text:p>
      <text:p text:style-name="P33">#priority,image,directory,comments,disable</text:p>
      <text:p text:style-name="P33">1,,”&lt;MN IP&gt;:/lite/tree”,,</text:p>
      <text:p text:style-name="P18">Replace &lt;MN IP&gt; with your MN's IP address.</text:p>
      <text:h text:style-name="Heading_20_2" text:outline-level="2"><text:bookmark text:name="__RefHeading__1307_1545497710"/><text:soft-page-break/>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5">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lt;nfssvr_ip&gt;:/gpfs/state",,,</text:p>
      <text:p text:style-name="Standard"/>
      <text:p text:style-name="Standard">Any nodes in the japan node group will have their state stored in the <text:span text:style-name="T5">/gpfs/state</text:span> directory on the machine with &lt;nfssvr_ip&gt; as its IP addres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Also, 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text:soft-page-break/>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36242776" text:style-name="L4">
        <text:list-header>
          <text:p text:style-name="P52">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6233124" text:style-name="L5">
        <text:list-header>
          <text:p text:style-name="P53">Go to <text:s/>the directory “/install/custom/netboot/&lt;OS&gt;” and add the names of the RPM <text:soft-page-break/>packages you want in the image into the &lt;profile&gt;.otherpkgs.pkglist file.</text:p>
        </text:list-header>
      </text:list>
      <text:p text:style-name="Standard"/>
      <text:list xml:id="list36230600" text:continue-numbering="true" text:style-name="L5">
        <text:list-header>
          <text:p text:style-name="P43">cd /install/custom/netboot/rh <text:s text:c="14"/></text:p>
        </text:list-header>
      </text:list>
      <text:p text:style-name="code">vi compute.otherpkgs.pkglist</text:p>
      <text:p text:style-name="Standard"/>
      <text:p text:style-name="P24">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5">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35">cd /install/post/otherpkgs/&lt;os&gt;/&lt;arch&gt;</text:p>
      <text:p text:style-name="P35">ls *.rpm &gt;rpms.list</text:p>
      <text:p text:style-name="P35"/>
      <text:p text:style-name="P13"><text:span text:style-name="T20">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36">cd /install/post/otherpkgs/&lt;os&gt;/&lt;arch&gt;</text:p>
      <text:p text:style-name="P38">ls other/*.rpm &gt;&gt;rpms.list</text:p>
      <text:p text:style-name="P9"/>
      <text:p text:style-name="P12">Finally, run the following command to create repodata for the directory:</text:p>
      <text:p text:style-name="P37">createrepo -i rpms.list /install/post/otherpkgs/&lt;os&gt;/&lt;arch&gt;</text:p>
      <text:p text:style-name="P39"/>
      <text:p text:style-name="P11">The “createrepo” command with “-i rpms.list” option will create the repository for the rpm packages listed in the “rpms.list” file. <text:span text:style-name="T16">It won't destroy and affect the rpm packages which is in the same directory but have been included into another repository. </text:span></text:p>
      <text:p text:style-name="Standard"/>
      <text:list xml:id="list36253355" text:style-name="L6">
        <text:list-header>
          <text:p text:style-name="P54">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4">For example, if the repository is local, you can add the repository information in /install/custom/netboot/rh/compute.rh.repolist:</text:p>
      <text:p text:style-name="P24"/>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5">By editing <text:s/>the .postinstall file for your profile, <text:s/>you can automate the customization of <text:s/><text:soft-page-break/>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5">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7">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6253832" text:style-name="L7">
        <text:list-item>
          <text:p text:style-name="P44"><text:tab/>&lt;profile&gt;.&lt;os&gt;.&lt;arch&gt;.postinstall</text:p>
        </text:list-item>
        <text:list-item>
          <text:p text:style-name="P44"><text:tab/>&lt;profile&gt;.&lt;arch&gt;.postinstall</text:p>
        </text:list-item>
        <text:list-item>
          <text:p text:style-name="P44"><text:tab/>&lt;profile&gt;.&lt;os&gt;.postinstall</text:p>
        </text:list-item>
        <text:list-item>
          <text:p text:style-name="P44"><text:tab/>&lt;profile&gt;.postinstall</text:p>
        </text:list-item>
      </text:list>
      <text:p text:style-name="P23"/>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45"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text:soft-page-break/>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21">./genimage -o rhels5.3 -p compute <text:s/>-i eth0 -n mlx4_core,mlx4_en,igb,bnx2 <text:s/>-m statelite --permission 777</text:p>
      <text:p text:style-name="P21"/>
      <text:p text:style-name="P14">would make the permission 777 instead of the 755 default</text:p>
      <text:p text:style-name="P14"/>
      <text:p text:style-name="P14"/>
      <text:h text:style-name="P46"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7"/>
      <text:p text:style-name="P27">The rules to create post install scripts for statelite image is the same as the rules for stateless/diskless install images. </text:p>
      <text:p text:style-name="P26"/>
      <text:p text:style-name="P26">There're two kinds of postscripts for statelite (also for stateless/diskless).</text:p>
      <text:p text:style-name="P26"/>
      <text:p text:style-name="P27"><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text:span><text:span text:style-name="T14">generated. </text:span></text:p>
      <text:p text:style-name="P26"/>
      <text:p text:style-name="P26">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6"/>
      <text:p text:style-name="P25"><text:span text:style-name="T21">See the </text:span><text:a xlink:type="simple" xlink:href="http://xcat.svn.sourceforge.net/viewvc/xcat/xcat-core/trunk/xCAT-client/share/doc/xCAT2top.pdf"><text:span text:style-name="T21">TopDOC Appendix D</text:span></text:a><text:span text:style-name="T21"> for setting up postinstall scripts. </text:span><text:span text:style-name="T16"><text:line-break/></text:span></text:p>
      <text:h text:style-name="P46"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text:soft-page-break/></text:p>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text:soft-page-break/></text:p>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9"/>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20"/>
      <text:p text:style-name="P34">litefile &lt;nodename&gt;</text:p>
      <text:p text:style-name="Standard"><text:tab/>Shows all the statelite files that are not to be taken from the base of the image.</text:p>
      <text:p text:style-name="Standard"/>
      <text:p text:style-name="P34">litetree &lt;nodename&gt;</text:p>
      <text:p text:style-name="Standard"><text:soft-page-break/><text:tab/>Shows the NFS mount points for a node.</text:p>
      <text:p text:style-name="Standard"/>
      <text:p text:style-name="P34">liteimg &lt;image name&gt;</text:p>
      <text:p text:style-name="Standard"><text:tab/>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6242456" text:style-name="L8">
        <text:list-item>
          <text:list>
            <text:list-header>
              <text:p text:style-name="P55">All files that are symbolic links, will link to <text:span text:style-name="T5">/.statelite/tmpfs</text:span>. <text:s/></text:p>
            </text:list-header>
          </text:list>
        </text:list-item>
      </text:list>
      <text:p text:style-name="Standard"/>
      <text:list xml:id="list36244006" text:continue-numbering="true" text:style-name="L8">
        <text:list-item>
          <text:list>
            <text:list-header>
              <text:p text:style-name="P55">tmpfs files that are persistent link to <text:span text:style-name="T5">/.statelite/persistent/&lt;nodename&gt;/</text:span></text:p>
              <text:p text:style-name="P55"><text:span text:style-name="T5">/.statelite/persistent/&lt;nodename&gt;</text:span> is the directory where the node’s individual storage will be mounted to.</text:p>
            </text:list-header>
          </text:list>
        </text:list-item>
      </text:list>
      <text:p text:style-name="Standard"/>
      <text:list xml:id="list36242960" text:continue-numbering="true" text:style-name="L8">
        <text:list-item>
          <text:list>
            <text:list-header>
              <text:p text:style-name="P55"><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6227200" text:continue-numbering="true" text:style-name="L8">
        <text:list-item>
          <text:list>
            <text:list-header>
              <text:p text:style-name="P55"><text:span text:style-name="T5">noderes.nfsserver</text:span> attribute can be set <text:s/>for the NFSroot server. <text:s/>If this is not set, then the defaul is the Management Node.</text:p>
            </text:list-header>
          </text:list>
        </text:list-item>
      </text:list>
      <text:p text:style-name="Standard"/>
      <text:list xml:id="list36248534" text:continue-numbering="true" text:style-name="L8">
        <text:list-item>
          <text:list>
            <text:list-header>
              <text:p text:style-name="P55"><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36231758" text:continue-numbering="true" text:style-name="L8">
        <text:list-item>
          <text:p text:style-name="P55"><text:s/>Install the rpm package into rootimg.</text:p>
          <text:list>
            <text:list-header>
              <text:p text:style-name="P56"><text:s text:c="4"/>rpm --root /install/netboot/&lt;os&gt;/&lt;arch&gt;/&lt;profile&gt;/rootimg -ivh <text:s text:c="2"/>rpm_name</text:p>
            </text:list-header>
          </text:list>
        </text:list-item>
        <text:list-item>
          <text:p text:style-name="P57"><text:soft-page-break/><text:s text:c="4"/>Restart the software application on the nodes. </text:p>
          <text:p text:style-name="P56"><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text:soft-page-break/></text:p>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6" text:outline-level="2"><text:bookmark text:name="__RefHeading__1313_15454977101"/><text:soft-page-break/>Installing a new Kernel in the statelite image <text:s/>(This <text:s/>is not verified)<text:bookmark-end text:name="__RefHeading__1313_15454977101"/></text:h>
      <text:p text:style-name="P24"/>
      <text:p text:style-name="P24">Obtain you new kernel and kernel modules on the MN, for example here we have a new SLES kernel. </text:p>
      <text:p text:style-name="P24"/>
      <text:p text:style-name="P24">Copy the kernel into /boot :</text:p>
      <text:p text:style-name="P24"/>
      <text:p text:style-name="code">cp <text:span text:style-name="T12">vmlinux-2.6.32.10-0.5-ppc64</text:span><text:span text:style-name="T11"> <text:s text:c="2"/>/boot</text:span></text:p>
      <text:p text:style-name="P22"/>
      <text:p text:style-name="P22">Copy the kernel modules into /lib/modules/&lt;new kernel directory&gt;</text:p>
      <text:p text:style-name="P22"/>
      <text:p text:style-name="P10">xcatlinuxmn:/lib/modules # ls -al <text:s text:c="4"/></text:p>
      <text:p text:style-name="P30">total 16</text:p>
      <text:p text:style-name="P30">drwxr-xr-x <text:s/>4 root root 4096 Apr 19 10:39 .</text:p>
      <text:p text:style-name="P30">drwxr-xr-x 17 root root 4096 Apr 13 08:39 ..</text:p>
      <text:p text:style-name="P30">drwxr-xr-x <text:s/>3 root root 4096 Apr 13 08:51 2.6.32.10-0.4-ppc64</text:p>
      <text:p text:style-name="P31">drwxr-xr-x <text:s/>4 root root 4096 Apr 19 10:12 2.6.32.10-0.5-ppc64</text:p>
      <text:p text:style-name="P31"/>
      <text:p text:style-name="P32">Run genimage to update the statelite image with the new kernel</text:p>
      <text:p text:style-name="P32"/>
      <text:p text:style-name="code">cd /opt/xcat/share/xcat/netboot/sles</text:p>
      <text:p text:style-name="P29"/>
      <text:p text:style-name="P32"/>
      <text:p text:style-name="P30">./genimage -i eth0 -n ehea -o sles11.1 -p compute <text:s/>-m statelite <text:s/>-k 2.6.32.10-0.5-ppc64</text:p>
      <text:p text:style-name="P30"/>
      <text:p text:style-name="P30">then after a nodeset command and netboot.. the uname -a shows the new kernel.</text:p>
      <text:p text:style-name="P28"/>
      <text:h text:style-name="Heading_20_1" text:outline-level="1"><text:bookmark text:name="__RefHeading__2834_756506716"/>Debugging techniques<text:bookmark-end text:name="__RefHeading__2834_756506716"/></text:h>
      <text:p text:style-name="Standard"/>
      <text:list xml:id="list36236607" text:style-name="WW8Num4">
        <text:list-item>
          <text:p text:style-name="P48">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8">You can also set the machine to shell. <text:s/>Just add the word “shell” on the end of the pxeboot file of the node in the append line. This will make the init script in the initramfs pause 3 times before doing a switch_root.</text:p>
        </text:list-item>
        <text:list-item>
          <text:p text:style-name="P48">When all the files are linked they are logged in /.statelite/statelite.log on the node. <text:s/>You can get into the node after it has booted and look in the /.statelite directory.</text:p>
          <text:p text:style-name="P48"/>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9-09T16:12:50.25</dc:date>
    <meta:print-date>2010-01-27T18:01:00</meta:print-date>
    <meta:editing-cycles>167</meta:editing-cycles>
    <meta:editing-duration>PT58H35M43S</meta:editing-duration>
    <dc:creator>Min Jun Xi</dc:creator>
    <meta:document-statistic meta:table-count="0" meta:image-count="0" meta:object-count="0" meta:page-count="17" meta:paragraph-count="415" meta:word-count="4543" meta:character-count="30993"/>
    <meta:user-defined meta:name="Info 1"/>
    <meta:user-defined meta:name="Info 2"/>
    <meta:user-defined meta:name="Info 3"/>
    <meta:user-defined meta:name="Info 4"/>
  </office:meta>
</office:document-meta>
</file>